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officeooo:rsid="00025e5d" officeooo:paragraph-rsid="0003c2ee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025e5d" officeooo:paragraph-rsid="000423be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025e5d" officeooo:paragraph-rsid="0005886f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05886f" officeooo:paragraph-rsid="0005886f"/>
    </style:style>
    <style:style style:name="P5" style:family="paragraph" style:parent-style-name="Standard">
      <style:paragraph-properties fo:text-align="justify" style:justify-single-word="false"/>
      <style:text-properties officeooo:paragraph-rsid="0005886f"/>
    </style:style>
    <style:style style:name="T1" style:family="text">
      <style:text-properties style:text-underline-style="solid" style:text-underline-width="auto" style:text-underline-color="font-color" officeooo:rsid="00025e5d"/>
    </style:style>
    <style:style style:name="T2" style:family="text">
      <style:text-properties style:text-underline-style="none" officeooo:rsid="0005886f"/>
    </style:style>
    <style:style style:name="T3" style:family="text">
      <style:text-properties officeooo:rsid="0003c2ee"/>
    </style:style>
    <style:style style:name="T4" style:family="text">
      <style:text-properties officeooo:rsid="000423be"/>
    </style:style>
    <style:style style:name="T5" style:family="text">
      <style:text-properties officeooo:rsid="0005886f"/>
    </style:style>
    <style:style style:name="T6" style:family="text">
      <style:text-properties fo:font-variant="normal" fo:text-transform="none" fo:color="#d1d5db" loext:opacity="100%" style:font-name="S hne" fo:font-size="12pt" fo:letter-spacing="normal" fo:font-style="normal" fo:font-weight="normal"/>
    </style:style>
    <style:style style:name="T7" style:family="text">
      <style:text-properties fo:font-variant="normal" fo:text-transform="none" fo:color="#d1d5db" loext:opacity="100%" fo:letter-spacing="normal"/>
    </style:style>
    <style:style style:name="T8" style:family="text">
      <style:text-properties fo:font-variant="normal" fo:text-transform="none" fo:color="#d1d5db" loext:opacity="100%" style:font-name="Liberation Serif" fo:font-size="12pt" fo:letter-spacing="normal" fo:font-style="normal" fo:font-weight="normal"/>
    </style:style>
    <style:style style:name="T9" style:family="text">
      <style:text-properties fo:font-variant="normal" fo:text-transform="none" fo:color="#d1d5db" loext:opacity="100%" style:font-name="Liberation Serif" fo:letter-spacing="normal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65b90"/>
    </style:style>
    <style:style style:name="T12" style:family="text">
      <style:text-properties fo:font-variant="normal" fo:text-transform="none" fo:color="#000000" loext:opacity="100%" style:font-name="Liberation Serif" fo:letter-spacing="normal"/>
    </style:style>
    <style:style style:name="T13" style:family="text">
      <style:text-properties loext:padding="0.049cm" loext:border="0.06pt solid #d9d9e3"/>
    </style:style>
    <style:style style:name="T14" style:family="text">
      <style:text-properties style:font-name="Liberation Serif" loext:padding="0.049cm" loext:border="0.06pt solid #d9d9e3"/>
    </style:style>
    <style:style style:name="T15" style:family="text">
      <style:text-properties fo:color="#000000" loext:opacity="100%" style:font-name="Liberation Serif" loext:padding="0.049cm" loext:border="0.06pt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9"/><text:span text:style-name="T1">Python_assignment3</text:span></text:p>
      <text:p text:style-name="Standard"><text:span text:style-name="T1"/></text:p>
      <text:p text:style-name="P1">1<text:span text:style-name="T3">) <text:s/>Function is the set of </text:span><text:span text:style-name="T4">code</text:span><text:span text:style-name="T3">. It is difficult to understand and run the complex set of instruction repeatedly. By using functions, the instructions can be reuseable at any number of time. It save run time also.</text:span></text:p>
      <text:p text:style-name="P2"><text:span text:style-name="T3">2) <text:s/></text:span><text:span text:style-name="T4">The code in a function runs when it is called.</text:span></text:p>
      <text:p text:style-name="P3"><text:span text:style-name="T4">3) <text:s/>“def ” keyword along with function name followed by colon (:) creats a function.</text:span></text:p>
      <text:p text:style-name="P3"><text:span text:style-name="T5"><text:s text:c="6"/>Syntax</text:span><text:span text:style-name="T4">: def function name () :</text:span></text:p>
      <text:p text:style-name="P2"><text:span text:style-name="T4">4)</text:span><text:span text:style-name="T3"> <text:s/></text:span><text:span text:style-name="T4">Function is a block of code that that dose a particular operation and returns result. Function call <text:s text:c="5"/>is <text:s/>used to pass the function into the programme.</text:span></text:p>
      <text:p text:style-name="P2"><text:span text:style-name="T4">5) <text:s/>There are 4 types of local scope in python programme i.e. function scope, generator scope, list <text:s text:c="3"/>comprehension scope, set comprehension scope. Also there is only one types of global scope in python programme.</text:span></text:p>
      <text:p text:style-name="P4">6) <text:s/>When the function call returns, local scope variables become destryoed.</text:p>
      <text:p text:style-name="P4">7) <text:s/>Return value concept is that after function call happened, according to the code written inside function, it returns the result in terms of value. Yes , it is possible to return value as an expression.</text:p>
      <text:p text:style-name="P4">8) <text:s/>If a function does not have a return statement, the return value of a call to that function will be null value (none).</text:p>
      <text:p text:style-name="P4">9) <text:s/>To make a function variable refer to the global variable, we should use “global keyword” to use the variable globally instead of creating new local variable.</text:p>
      <text:p text:style-name="P4">10) The data type of None refers to null value of a variable.</text:p>
      <text:p text:style-name="P4">13) To save a programme from crashing if it encounters an error, we should use “Exception handling” <text:s/>to handle the error.</text:p>
      <text:p text:style-name="P5"><text:span text:style-name="T2">14) <text:s/></text:span><text:span text:style-name="T10">The purpose of the </text:span><text:span text:style-name="T11">try </text:span><text:span text:style-name="T10">clause is to enclose the code that might raise an exception. The except clause specifies the code that should be performed when a certain sort of error occurs within the try block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3T21:15:18.314993931</meta:creation-date>
    <dc:date>2023-07-24T00:35:23.876764067</dc:date>
    <meta:editing-duration>PT3H20M6S</meta:editing-duration>
    <meta:editing-cycles>5</meta:editing-cycles>
    <meta:generator>LibreOffice/7.5.1.2$Linux_X86_64 LibreOffice_project/50$Build-2</meta:generator>
    <meta:document-statistic meta:table-count="0" meta:image-count="0" meta:object-count="0" meta:page-count="1" meta:paragraph-count="14" meta:word-count="302" meta:character-count="1786" meta:non-whitespace-character-count="1412"/>
  </office:meta>
</office:document-meta>
</file>